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cccc" draw:textarea-horizontal-align="center" draw:textarea-vertical-align="middle" draw:shadow="visible"/>
    </style:style>
    <style:style style:name="gr4" style:family="graphic" style:parent-style-name="standard">
      <style:graphic-properties draw:fill="solid" draw:fill-color="#ffff00" draw:textarea-horizontal-align="justify" draw:textarea-vertical-align="middle" draw:auto-grow-height="false" draw:shadow="visib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1cm" fo:min-width="0cm"/>
    </style:style>
    <style:style style:name="gr8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9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8.853cm" svg:height="26.64cm" svg:x="1.767cm" svg:y="0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1" draw:layer="layout" svg:width="6.797cm" svg:height="2.006cm" svg:x="5.527cm" svg:y="4.053cm">
          <text:p text:style-name="P1">Facts availabl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id="id7" draw:layer="layout" svg:width="10.891cm" svg:height="2.1cm" svg:x="3.48cm" svg:y="13.585cm">
          <text:p text:style-name="P1">Syntax Analysis need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3" draw:text-style-name="P2" draw:id="id2" draw:layer="layout" svg:width="8.209cm" svg:height="1.503cm" svg:x="4.821cm" svg:y="7.155cm">
          <text:p text:style-name="P2">Obtain sources of SUI</text:p>
        </draw:rect>
        <draw:rect draw:style-name="gr3" draw:text-style-name="P2" draw:id="id4" draw:layer="layout" svg:width="8.714cm" svg:height="2.052cm" svg:x="4.659cm" svg:y="16.918cm">
          <text:p text:style-name="P2">Obtain grammars for</text:p>
          <text:p text:style-name="P2">source languages of SUI</text:p>
        </draw:rect>
        <draw:custom-shape draw:style-name="gr4" draw:text-style-name="P1" draw:id="id9" draw:layer="layout" svg:width="4.502cm" svg:height="1.87cm" svg:x="15.648cm" svg:y="6.973cm">
          <text:p text:style-name="P1">Improv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5" draw:layer="layout" svg:width="10.72cm" svg:height="1.871cm" svg:x="3.655cm" svg:y="20.519cm">
          <text:p text:style-name="P1">Lexical Analysis need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3" draw:text-style-name="P2" draw:id="id6" draw:layer="layout" svg:width="8.988cm" svg:height="1.733cm" svg:x="4.522cm" svg:y="23.258cm">
          <text:p text:style-name="P2">Write regular expressions</text:p>
        </draw:rect>
        <draw:custom-shape draw:style-name="gr4" draw:text-style-name="P1" draw:id="id10" draw:layer="layout" svg:width="4.502cm" svg:height="1.87cm" svg:x="15.648cm" svg:y="17.374cm">
          <text:p text:style-name="P1">Improv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id="id11" draw:layer="layout" svg:width="4.502cm" svg:height="1.87cm" svg:x="15.648cm" svg:y="23.485cm">
          <text:p text:style-name="P1">Improv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layer="layout" draw:type="line" svg:x1="8.925cm" svg:y1="6.057cm" svg:x2="8.925cm" svg:y2="7.155cm" draw:start-shape="id1" draw:start-glue-point="6" draw:end-shape="id2" draw:end-glue-point="0" svg:d="m8925 6057v1098">
          <text:p/>
        </draw:connector>
        <draw:connector draw:style-name="gr5" draw:layer="layout" draw:type="line" svg:x1="8.925cm" svg:y1="8.658cm" svg:x2="8.923cm" svg:y2="9.799cm" draw:start-shape="id2" draw:start-glue-point="2" draw:end-shape="id3" draw:end-glue-point="4" svg:d="m8925 8658-2 1141">
          <text:p/>
        </draw:connector>
        <draw:connector draw:style-name="gr5" draw:layer="layout" draw:type="line" svg:x1="9.031cm" svg:y1="15.685cm" svg:x2="9.016cm" svg:y2="16.918cm" draw:end-shape="id4" draw:end-glue-point="0" svg:d="m9031 15685-15 1233">
          <text:p/>
        </draw:connector>
        <draw:connector draw:style-name="gr5" draw:layer="layout" draw:type="line" svg:x1="9.016cm" svg:y1="18.97cm" svg:x2="9.015cm" svg:y2="20.519cm" draw:start-shape="id4" draw:start-glue-point="2" draw:end-shape="id5" svg:d="m9016 18970-1 1549">
          <text:p/>
        </draw:connector>
        <draw:connector draw:style-name="gr5" draw:layer="layout" draw:type="line" svg:x1="9.013cm" svg:y1="22.39cm" svg:x2="9.016cm" svg:y2="23.258cm" draw:start-shape="id5" draw:start-glue-point="6" draw:end-shape="id6" svg:d="m9013 22390 3 868">
          <text:p/>
        </draw:connector>
        <draw:connector draw:style-name="gr5" draw:layer="layout" draw:line-skew="-0.275cm" svg:x1="3.48cm" svg:y1="14.634cm" svg:x2="3.655cm" svg:y2="21.454cm" draw:start-shape="id7" draw:start-glue-point="5" draw:end-shape="id5" svg:d="m3480 14634h-776v6820h951">
          <text:p/>
        </draw:connector>
        <draw:frame draw:style-name="gr6" draw:layer="layout" svg:width="1.035cm" svg:height="1.025cm" svg:x="14.097cm" svg:y="20.201cm">
          <draw:text-box>
            <text:p>No</text:p>
          </draw:text-box>
        </draw:frame>
        <draw:frame draw:style-name="gr7" draw:layer="layout" svg:width="1.319cm" svg:height="1.025cm" svg:x="14.415cm" svg:y="9.982cm">
          <draw:text-box>
            <text:p>Yes</text:p>
          </draw:text-box>
        </draw:frame>
        <draw:custom-shape draw:style-name="gr8" draw:text-style-name="P1" draw:id="id12" draw:layer="layout" svg:width="0.776cm" svg:height="1.232cm" svg:x="14.37cm" svg:y="4.46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8" draw:text-style-name="P1" draw:id="id13" draw:layer="layout" svg:width="0.776cm" svg:height="1.232cm" svg:x="15.555cm" svg:y="20.83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8" draw:text-style-name="P1" draw:id="id8" draw:layer="layout" svg:width="0.776cm" svg:height="1.232cm" svg:x="8.674cm" svg:y="25.8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5" draw:layer="layout" draw:type="line" svg:x1="9.016cm" svg:y1="24.991cm" svg:x2="9.061cm" svg:y2="25.812cm" draw:start-shape="id6" draw:end-shape="id8" draw:end-glue-point="4" svg:d="m9016 24991 45 821">
          <text:p/>
        </draw:connector>
        <draw:connector draw:style-name="gr5" draw:layer="layout" draw:type="curve" svg:x1="13.03cm" svg:y1="7.906cm" svg:x2="17.898cm" svg:y2="8.843cm" draw:start-shape="id2" draw:start-glue-point="1" draw:end-shape="id9" draw:end-glue-point="8" svg:d="m13030 7906c2188 0 1823 869 2493 1403s2375 734 2375-466">
          <text:p/>
        </draw:connector>
        <draw:connector draw:style-name="gr5" draw:layer="layout" draw:type="curve" svg:x1="17.898cm" svg:y1="6.973cm" svg:x2="13.03cm" svg:y2="7.906cm" draw:start-shape="id9" draw:start-glue-point="4" draw:end-shape="id2" draw:end-glue-point="1" svg:d="m17898 6973c0-750-1705-625-2375-205s-305 1138-2493 1138">
          <text:p/>
        </draw:connector>
        <draw:connector draw:style-name="gr5" draw:layer="layout" draw:type="curve" svg:x1="13.373cm" svg:y1="17.944cm" svg:x2="17.898cm" svg:y2="19.244cm" draw:start-shape="id4" draw:start-glue-point="1" draw:end-shape="id10" draw:end-glue-point="8" svg:d="m13373 17944c1932 0 1610 1050 2258 1675s2267 825 2267-375">
          <text:p/>
        </draw:connector>
        <draw:connector draw:style-name="gr5" draw:layer="layout" draw:type="curve" svg:x1="17.898cm" svg:y1="17.374cm" svg:x2="13.373cm" svg:y2="17.944cm" draw:start-shape="id10" draw:start-glue-point="4" draw:end-shape="id4" draw:end-glue-point="1" svg:d="m17898 17374c0-750-1619-625-2267-295s-326 865-2258 865">
          <text:p/>
        </draw:connector>
        <draw:connector draw:style-name="gr5" draw:layer="layout" draw:type="curve" svg:x1="13.51cm" svg:y1="24.124cm" svg:x2="17.898cm" svg:y2="25.355cm" draw:start-shape="id6" draw:start-glue-point="1" draw:end-shape="id11" draw:end-glue-point="8" svg:d="m13510 24124c1828 0 1523 1016 2163 1624s2225 807 2225-393">
          <text:p/>
        </draw:connector>
        <draw:connector draw:style-name="gr5" draw:layer="layout" draw:type="curve" svg:x1="17.898cm" svg:y1="23.485cm" svg:x2="13.51cm" svg:y2="24.124cm" draw:start-shape="id11" draw:start-glue-point="4" draw:end-shape="id6" draw:end-glue-point="1" svg:d="m17898 23485c0-750-1585-625-2225-278s-335 917-2163 917">
          <text:p/>
        </draw:connector>
        <draw:frame draw:style-name="gr9" draw:layer="layout" svg:width="1.035cm" svg:height="1.025cm" svg:x="2.738cm" svg:y="13.45cm">
          <draw:text-box>
            <text:p>No</text:p>
          </draw:text-box>
        </draw:frame>
        <draw:frame draw:style-name="gr6" draw:layer="layout" svg:width="1.319cm" svg:height="1.025cm" svg:x="12.545cm" svg:y="3.821cm">
          <draw:text-box>
            <text:p>Yes</text:p>
          </draw:text-box>
        </draw:frame>
        <draw:custom-shape draw:style-name="gr2" draw:text-style-name="P1" draw:id="id3" draw:layer="layout" svg:width="11.404cm" svg:height="2.647cm" svg:x="3.223cm" svg:y="9.799cm">
          <text:p text:style-name="P1">Extraction tools availabl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layer="layout" draw:type="line" svg:x1="8.923cm" svg:y1="12.446cm" svg:x2="8.925cm" svg:y2="13.585cm" draw:start-shape="id3" draw:start-glue-point="6" draw:end-shape="id7" draw:end-glue-point="4" svg:d="m8923 12446 2 1139">
          <text:p/>
        </draw:connector>
        <draw:connector draw:style-name="gr5" draw:layer="layout" draw:type="line" svg:x1="12.324cm" svg:y1="5.055cm" svg:x2="14.37cm" svg:y2="5.077cm" draw:start-shape="id1" draw:start-glue-point="7" draw:end-shape="id12" draw:end-glue-point="6" svg:d="m12324 5055 2046 22">
          <text:p/>
        </draw:connector>
        <draw:connector draw:style-name="gr5" draw:layer="layout" draw:type="line" svg:x1="14.375cm" svg:y1="21.454cm" svg:x2="15.555cm" svg:y2="21.454cm" draw:start-shape="id5" draw:start-glue-point="7" draw:end-shape="id13" draw:end-glue-point="6" svg:d="m14375 21454h1180">
          <text:p/>
        </draw:connector>
        <draw:custom-shape draw:style-name="gr8" draw:text-style-name="P1" draw:id="id14" draw:layer="layout" svg:width="0.776cm" svg:height="1.232cm" svg:x="16.011cm" svg:y="10.48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5" draw:layer="layout" draw:type="line" svg:x1="14.627cm" svg:y1="11.122cm" svg:x2="16.011cm" svg:y2="11.099cm" draw:start-shape="id3" draw:start-glue-point="7" draw:end-shape="id14" draw:end-glue-point="6" svg:d="m14627 11122 1384-23">
          <text:p/>
        </draw:connector>
        <draw:rect draw:style-name="gr3" draw:text-style-name="P2" draw:id="id15" draw:layer="layout" svg:width="8.209cm" svg:height="1.503cm" svg:x="4.848cm" svg:y="1.044cm">
          <text:p text:style-name="P2">Determine needed facts</text:p>
        </draw:rect>
        <draw:connector draw:style-name="gr5" draw:layer="layout" draw:type="line" svg:x1="8.952cm" svg:y1="2.547cm" svg:x2="8.925cm" svg:y2="4.053cm" draw:start-shape="id15" draw:start-glue-point="2" draw:end-shape="id1" draw:end-glue-point="4" svg:d="m8952 2547-27 150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en" fo:country="US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creation-date>2003-11-20T08:45:33</meta:creation-date>
    <dc:date>2009-05-16T11:13:37</dc:date>
    <dc:language>en-US</dc:language>
    <meta:editing-cycles>17</meta:editing-cycles>
    <meta:editing-duration>PT02H10M23S</meta:editing-duration>
    <meta:document-statistic meta:object-count="38"/>
    <meta:user-defined meta:name="Info 1"/>
    <meta:user-defined meta:name="Info 2"/>
    <meta:user-defined meta:name="Info 3"/>
    <meta:user-defined meta:name="Info 4"/>
  </office:meta>
</office:document-meta>
</file>